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ldcardRequestParameterMatcher.getMatchString( Map objectModel , Parameters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ildcardRequestParameterMatcher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